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font-weight="bold" officeooo:rsid="00082d85" officeooo:paragraph-rsid="00082d85" style:font-size-asian="20pt" style:font-weight-asian="bold" style:font-size-complex="20pt" style:font-weight-complex="bold"/>
    </style:style>
    <style:style style:name="P2" style:family="paragraph" style:parent-style-name="Standard" style:list-style-name="L5">
      <style:paragraph-properties fo:text-align="start" style:justify-single-word="false"/>
      <style:text-properties fo:font-size="15pt" fo:font-weight="normal" officeooo:rsid="00190670" officeooo:paragraph-rsid="00082d85"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90670" officeooo:paragraph-rsid="00082d85" style:font-size-asian="15pt" style:font-weight-asian="normal" style:font-size-complex="15pt" style:font-weight-complex="normal"/>
    </style:style>
    <style:style style:name="P4" style:family="paragraph" style:parent-style-name="Standard" style:list-style-name="L1">
      <style:paragraph-properties fo:text-align="start" style:justify-single-word="false"/>
      <style:text-properties fo:font-size="15pt" fo:font-weight="normal" officeooo:rsid="00158d34" officeooo:paragraph-rsid="00082d85"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58d34" officeooo:paragraph-rsid="00082d85" style:font-size-asian="15pt" style:font-weight-asian="normal" style:font-size-complex="15pt" style:font-weight-complex="normal"/>
    </style:style>
    <style:style style:name="P6" style:family="paragraph" style:parent-style-name="Standard" style:list-style-name="L1">
      <style:paragraph-properties fo:text-align="start" style:justify-single-word="false"/>
      <style:text-properties fo:font-size="15pt" fo:font-weight="normal" officeooo:rsid="00177431" officeooo:paragraph-rsid="00082d85"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8b07b" officeooo:paragraph-rsid="00082d85" style:font-size-asian="15pt" style:font-weight-asian="normal" style:font-size-complex="15pt" style:font-weight-complex="normal"/>
    </style:style>
    <style:style style:name="P8" style:family="paragraph" style:parent-style-name="Standard" style:list-style-name="L5">
      <style:paragraph-properties fo:text-align="start" style:justify-single-word="false"/>
      <style:text-properties fo:font-size="15pt" fo:font-weight="normal" officeooo:rsid="001903d1" officeooo:paragraph-rsid="00082d8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bold" officeooo:rsid="00158d34" officeooo:paragraph-rsid="00082d85" style:font-size-asian="15pt" style:font-weight-asian="bold" style:font-size-complex="15pt" style:font-weight-complex="bold"/>
    </style:style>
    <style:style style:name="P10" style:family="paragraph" style:parent-style-name="Standard" style:list-style-name="L4">
      <style:paragraph-properties fo:text-align="start" style:justify-single-word="false"/>
      <style:text-properties fo:font-size="15pt" fo:font-weight="bold" officeooo:rsid="0018b07b" officeooo:paragraph-rsid="00082d85"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8b07b" officeooo:paragraph-rsid="00082d85" style:font-size-asian="15pt" style:font-weight-asian="bold" style:font-size-complex="15pt" style:font-weight-complex="bold"/>
    </style:style>
    <style:style style:name="P12" style:family="paragraph" style:parent-style-name="Standard" style:list-style-name="L4">
      <style:paragraph-properties fo:text-align="start" style:justify-single-word="false"/>
      <style:text-properties officeooo:paragraph-rsid="00082d85"/>
    </style:style>
    <style:style style:name="T1" style:family="text">
      <style:text-properties fo:color="#000000"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77431"/>
    </style:style>
    <style:style style:name="T4" style:family="text">
      <style:text-properties style:text-position="super 58%"/>
    </style:style>
    <style:style style:name="T5" style:family="text">
      <style:text-properties fo:font-size="15pt" fo:font-weight="normal" officeooo:rsid="0018b07b" style:font-size-asian="15pt" style:font-weight-asian="normal" style:font-size-complex="15pt" style:font-weight-complex="normal"/>
    </style:style>
    <style:style style:name="T6" style:family="text">
      <style:text-properties fo:font-size="15pt" fo:font-weight="bold" officeooo:rsid="0018b07b" style:font-size-asian="15pt" style:font-weight-asian="bold" style:font-size-complex="15pt" style:font-weight-complex="bold"/>
    </style:style>
    <style:style style:name="T7"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2</text:p>
      <text:p text:style-name="P1"/>
      <text:p text:style-name="P9">Q1) Which field of the customers table is the primary key?</text:p>
      <text:p text:style-name="P5"><text:span text:style-name="T1">Ans</text:span><text:span text:style-name="T2">:</text:span> <text:span text:style-name="T3">In customers table Cnum isthe primary beacuse-</text:span></text:p>
      <text:list xml:id="list646576239" text:style-name="L1">
        <text:list-item>
          <text:p text:style-name="P6"><text:s text:c="9"/>It does not have any NULL value.</text:p>
        </text:list-item>
        <text:list-item>
          <text:p text:style-name="P4"><text:span text:style-name="T3"><text:s text:c="3"/><text:tab/></text:span> <text:span text:style-name="T3">Each value in Cnum is UNIQUE.</text:span></text:p>
        </text:list-item>
      </text:list>
      <text:p text:style-name="P11"/>
      <text:p text:style-name="P11">Q2) What si the 4<text:span text:style-name="T4">th</text:span> column of customer tables?</text:p>
      <text:p text:style-name="P7"><text:span text:style-name="T2">Ans: </text:span>Ratings</text:p>
      <text:p text:style-name="P7"/>
      <text:p text:style-name="P11">Q3) What is the another word used for row? For Column?</text:p>
      <text:p text:style-name="P11">Ans:</text:p>
      <text:list xml:id="list3012274113" text:style-name="L4">
        <text:list-item>
          <text:p text:style-name="P12"><text:span text:style-name="T5">For row another word is <text:s/></text:span><text:span text:style-name="T6">Tuple ,Entity</text:span></text:p>
        </text:list-item>
        <text:list-item>
          <text:p text:style-name="P10"><text:span text:style-name="T7">For column another word is </text:span>Attribute</text:p>
        </text:list-item>
      </text:list>
      <text:p text:style-name="P11"/>
      <text:p text:style-name="P11">Q4) Why isn’t it possible to see the first five rows of a table?</text:p>
      <text:p text:style-name="P11">Ans: </text:p>
      <text:list xml:id="list1234572620" text:style-name="L5">
        <text:list-item>
          <text:p text:style-name="P8">Rows inide a table are scattered (fragmented) all over the DB server HD.</text:p>
        </text:list-item>
        <text:list-item>
          <text:p text:style-name="P8">When you select from the table the order of the table of the rows in the output,depends on the row address it will always be in the ascending order of the row.</text:p>
        </text:list-item>
        <text:list-item>
          <text:p text:style-name="P2">Hence it is not possible to see the first ‘n’(5) rows of a table.</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6:51:21.604991475</meta:creation-date>
    <dc:date>2023-09-12T16:55:06.182682234</dc:date>
    <meta:editing-duration>PT3M45S</meta:editing-duration>
    <meta:editing-cycles>1</meta:editing-cycles>
    <meta:document-statistic meta:table-count="0" meta:image-count="0" meta:object-count="0" meta:page-count="1" meta:paragraph-count="16" meta:word-count="151" meta:character-count="761" meta:non-whitespace-character-count="617"/>
    <meta:generator>LibreOffice/7.3.7.2$Linux_X86_64 LibreOffice_project/30$Build-2</meta:generator>
  </office:meta>
</office:document-meta>
</file>